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0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0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0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cd7772" officeooo:paragraph-rsid="04cd7772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4d747c5"/>
    </style:style>
    <style:style style:name="P331" style:family="paragraph" style:parent-style-name="Heading_20_1">
      <style:paragraph-properties fo:text-align="center" style:justify-single-word="false"/>
    </style:style>
    <style:style style:name="P332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33" style:family="paragraph" style:parent-style-name="Heading_20_2">
      <style:paragraph-properties fo:text-align="center" style:justify-single-word="false"/>
      <style:text-properties officeooo:rsid="0310861e"/>
    </style:style>
    <style:style style:name="P33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e32391"/>
    </style:style>
    <style:style style:name="T185" style:family="text">
      <style:text-properties officeooo:rsid="02e4b27d"/>
    </style:style>
    <style:style style:name="T186" style:family="text">
      <style:text-properties officeooo:rsid="02e7b0bb"/>
    </style:style>
    <style:style style:name="T187" style:family="text">
      <style:text-properties officeooo:rsid="02e90f55"/>
    </style:style>
    <style:style style:name="T188" style:family="text">
      <style:text-properties officeooo:rsid="02eb28cf"/>
    </style:style>
    <style:style style:name="T189" style:family="text">
      <style:text-properties officeooo:rsid="02ecf391"/>
    </style:style>
    <style:style style:name="T190" style:family="text">
      <style:text-properties officeooo:rsid="02ef9e4c"/>
    </style:style>
    <style:style style:name="T191" style:family="text">
      <style:text-properties officeooo:rsid="02f37207"/>
    </style:style>
    <style:style style:name="T192" style:family="text">
      <style:text-properties officeooo:rsid="02f3fef4"/>
    </style:style>
    <style:style style:name="T193" style:family="text">
      <style:text-properties officeooo:rsid="02f40c6d"/>
    </style:style>
    <style:style style:name="T194" style:family="text">
      <style:text-properties officeooo:rsid="02f44243"/>
    </style:style>
    <style:style style:name="T195" style:family="text">
      <style:text-properties officeooo:rsid="02f87ae3"/>
    </style:style>
    <style:style style:name="T196" style:family="text">
      <style:text-properties officeooo:rsid="02f8cae9"/>
    </style:style>
    <style:style style:name="T197" style:family="text">
      <style:text-properties officeooo:rsid="02fef729"/>
    </style:style>
    <style:style style:name="T198" style:family="text">
      <style:text-properties officeooo:rsid="030143de"/>
    </style:style>
    <style:style style:name="T199" style:family="text">
      <style:text-properties officeooo:rsid="0305d2d6"/>
    </style:style>
    <style:style style:name="T200" style:family="text">
      <style:text-properties officeooo:rsid="0309672d"/>
    </style:style>
    <style:style style:name="T201" style:family="text">
      <style:text-properties officeooo:rsid="030b5782"/>
    </style:style>
    <style:style style:name="T202" style:family="text">
      <style:text-properties officeooo:rsid="030d4f98"/>
    </style:style>
    <style:style style:name="T203" style:family="text">
      <style:text-properties officeooo:rsid="030db7ae"/>
    </style:style>
    <style:style style:name="T204" style:family="text">
      <style:text-properties officeooo:rsid="030fa319"/>
    </style:style>
    <style:style style:name="T205" style:family="text">
      <style:text-properties officeooo:rsid="03107dc6"/>
    </style:style>
    <style:style style:name="T206" style:family="text">
      <style:text-properties officeooo:rsid="0310861e"/>
    </style:style>
    <style:style style:name="T207" style:family="text">
      <style:text-properties officeooo:rsid="01d872e6"/>
    </style:style>
    <style:style style:name="T208" style:family="text">
      <style:text-properties officeooo:rsid="031417ee"/>
    </style:style>
    <style:style style:name="T209" style:family="text">
      <style:text-properties officeooo:rsid="0317f0c9"/>
    </style:style>
    <style:style style:name="T210" style:family="text">
      <style:text-properties officeooo:rsid="031b4b0f"/>
    </style:style>
    <style:style style:name="T211" style:family="text">
      <style:text-properties officeooo:rsid="031c9a5f"/>
    </style:style>
    <style:style style:name="T212" style:family="text">
      <style:text-properties officeooo:rsid="031dae92"/>
    </style:style>
    <style:style style:name="T213" style:family="text">
      <style:text-properties officeooo:rsid="031ed558"/>
    </style:style>
    <style:style style:name="T214" style:family="text">
      <style:text-properties officeooo:rsid="0320ddff"/>
    </style:style>
    <style:style style:name="T215" style:family="text">
      <style:text-properties officeooo:rsid="0322046f"/>
    </style:style>
    <style:style style:name="T216" style:family="text">
      <style:text-properties officeooo:rsid="032309a0"/>
    </style:style>
    <style:style style:name="T217" style:family="text">
      <style:text-properties officeooo:rsid="03243a39"/>
    </style:style>
    <style:style style:name="T218" style:family="text">
      <style:text-properties officeooo:rsid="032445bd"/>
    </style:style>
    <style:style style:name="T219" style:family="text">
      <style:text-properties officeooo:rsid="032526bd"/>
    </style:style>
    <style:style style:name="T220" style:family="text">
      <style:text-properties officeooo:rsid="03317262"/>
    </style:style>
    <style:style style:name="T221" style:family="text">
      <style:text-properties officeooo:rsid="0335f866"/>
    </style:style>
    <style:style style:name="T222" style:family="text">
      <style:text-properties officeooo:rsid="033850f4"/>
    </style:style>
    <style:style style:name="T223" style:family="text">
      <style:text-properties officeooo:rsid="0339883b"/>
    </style:style>
    <style:style style:name="T224" style:family="text">
      <style:text-properties officeooo:rsid="033ae99c"/>
    </style:style>
    <style:style style:name="T225" style:family="text">
      <style:text-properties officeooo:rsid="033e4ca2"/>
    </style:style>
    <style:style style:name="T226" style:family="text">
      <style:text-properties officeooo:rsid="033ef708"/>
    </style:style>
    <style:style style:name="T227" style:family="text">
      <style:text-properties officeooo:rsid="033f2e5e"/>
    </style:style>
    <style:style style:name="T228" style:family="text">
      <style:text-properties officeooo:rsid="03404471"/>
    </style:style>
    <style:style style:name="T229" style:family="text">
      <style:text-properties officeooo:rsid="0342111f"/>
    </style:style>
    <style:style style:name="T230" style:family="text">
      <style:text-properties officeooo:rsid="0343534e"/>
    </style:style>
    <style:style style:name="T231" style:family="text">
      <style:text-properties officeooo:rsid="0344ecec"/>
    </style:style>
    <style:style style:name="T232" style:family="text">
      <style:text-properties officeooo:rsid="0345b7f4"/>
    </style:style>
    <style:style style:name="T233" style:family="text">
      <style:text-properties officeooo:rsid="034ee39a"/>
    </style:style>
    <style:style style:name="T234" style:family="text">
      <style:text-properties officeooo:rsid="03513fb3"/>
    </style:style>
    <style:style style:name="T235" style:family="text">
      <style:text-properties officeooo:rsid="0356184f"/>
    </style:style>
    <style:style style:name="T236" style:family="text">
      <style:text-properties officeooo:rsid="03567091"/>
    </style:style>
    <style:style style:name="T237" style:family="text">
      <style:text-properties officeooo:rsid="03576c89"/>
    </style:style>
    <style:style style:name="T238" style:family="text">
      <style:text-properties officeooo:rsid="0358366c"/>
    </style:style>
    <style:style style:name="T239" style:family="text">
      <style:text-properties officeooo:rsid="0358419e"/>
    </style:style>
    <style:style style:name="T240" style:family="text">
      <style:text-properties officeooo:rsid="035911a6"/>
    </style:style>
    <style:style style:name="T241" style:family="text">
      <style:text-properties officeooo:rsid="035e58de"/>
    </style:style>
    <style:style style:name="T242" style:family="text">
      <style:text-properties officeooo:rsid="03601b1f"/>
    </style:style>
    <style:style style:name="T243" style:family="text">
      <style:text-properties officeooo:rsid="03645774"/>
    </style:style>
    <style:style style:name="T244" style:family="text">
      <style:text-properties officeooo:rsid="001a7ac3"/>
    </style:style>
    <style:style style:name="T245" style:family="text">
      <style:text-properties officeooo:rsid="00229078"/>
    </style:style>
    <style:style style:name="T246" style:family="text">
      <style:text-properties officeooo:rsid="003909c1"/>
    </style:style>
    <style:style style:name="T247" style:family="text">
      <style:text-properties officeooo:rsid="001c8877"/>
    </style:style>
    <style:style style:name="T248" style:family="text">
      <style:text-properties officeooo:rsid="001ee3b7"/>
    </style:style>
    <style:style style:name="T249" style:family="text">
      <style:text-properties officeooo:rsid="0028c4e3"/>
    </style:style>
    <style:style style:name="T250" style:family="text">
      <style:text-properties officeooo:rsid="0024fff9"/>
    </style:style>
    <style:style style:name="T251" style:family="text">
      <style:text-properties officeooo:rsid="002aa211"/>
    </style:style>
    <style:style style:name="T252" style:family="text">
      <style:text-properties officeooo:rsid="00251ea2"/>
    </style:style>
    <style:style style:name="T253" style:family="text">
      <style:text-properties officeooo:rsid="00317aaf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fo:font-weight="bold" officeooo:rsid="00360c91" style:font-weight-asian="bold" style:font-weight-complex="bold"/>
    </style:style>
    <style:style style:name="T260" style:family="text">
      <style:text-properties fo:font-weight="bold" officeooo:rsid="04bb3599" style:font-weight-asian="bold" style:font-weight-complex="bold"/>
    </style:style>
    <style:style style:name="T261" style:family="text">
      <style:text-properties fo:font-weight="bold" officeooo:rsid="002aa211" style:font-weight-asian="bold" style:font-weight-complex="bold"/>
    </style:style>
    <style:style style:name="T262" style:family="text">
      <style:text-properties fo:font-weight="bold" officeooo:rsid="04bd3ea0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officeooo:rsid="0366c94c"/>
    </style:style>
    <style:style style:name="T266" style:family="text">
      <style:text-properties officeooo:rsid="036c9346"/>
    </style:style>
    <style:style style:name="T267" style:family="text">
      <style:text-properties officeooo:rsid="03793a94"/>
    </style:style>
    <style:style style:name="T268" style:family="text">
      <style:text-properties officeooo:rsid="037dfb10"/>
    </style:style>
    <style:style style:name="T269" style:family="text">
      <style:text-properties officeooo:rsid="037e5239"/>
    </style:style>
    <style:style style:name="T270" style:family="text">
      <style:text-properties officeooo:rsid="0380e794"/>
    </style:style>
    <style:style style:name="T271" style:family="text">
      <style:text-properties officeooo:rsid="03850522"/>
    </style:style>
    <style:style style:name="T272" style:family="text">
      <style:text-properties officeooo:rsid="0389f902"/>
    </style:style>
    <style:style style:name="T273" style:family="text">
      <style:text-properties officeooo:rsid="038aface"/>
    </style:style>
    <style:style style:name="T274" style:family="text">
      <style:text-properties officeooo:rsid="038c30c3"/>
    </style:style>
    <style:style style:name="T275" style:family="text">
      <style:text-properties officeooo:rsid="038d95df"/>
    </style:style>
    <style:style style:name="T276" style:family="text">
      <style:text-properties officeooo:rsid="039363f1"/>
    </style:style>
    <style:style style:name="T277" style:family="text">
      <style:text-properties officeooo:rsid="0393f903"/>
    </style:style>
    <style:style style:name="T278" style:family="text">
      <style:text-properties fo:background-color="#ffffff" loext:char-shading-value="0"/>
    </style:style>
    <style:style style:name="T279" style:family="text">
      <style:text-properties officeooo:rsid="0393f903" fo:background-color="#ffffff" loext:char-shading-value="0"/>
    </style:style>
    <style:style style:name="T280" style:family="text">
      <style:text-properties officeooo:rsid="03b39402" fo:background-color="#ffffff" loext:char-shading-value="0"/>
    </style:style>
    <style:style style:name="T281" style:family="text">
      <style:text-properties officeooo:rsid="043028e6" fo:background-color="#ffffff" loext:char-shading-value="0"/>
    </style:style>
    <style:style style:name="T282" style:family="text">
      <style:text-properties officeooo:rsid="043499de" fo:background-color="#ffffff" loext:char-shading-value="0"/>
    </style:style>
    <style:style style:name="T283" style:family="text">
      <style:text-properties officeooo:rsid="0395c9c1"/>
    </style:style>
    <style:style style:name="T284" style:family="text">
      <style:text-properties officeooo:rsid="039b99af"/>
    </style:style>
    <style:style style:name="T285" style:family="text">
      <style:text-properties officeooo:rsid="039f045b"/>
    </style:style>
    <style:style style:name="T286" style:family="text">
      <style:text-properties officeooo:rsid="039f7662"/>
    </style:style>
    <style:style style:name="T287" style:family="text">
      <style:text-properties officeooo:rsid="03a0eb10"/>
    </style:style>
    <style:style style:name="T288" style:family="text">
      <style:text-properties officeooo:rsid="03a33e9c"/>
    </style:style>
    <style:style style:name="T289" style:family="text">
      <style:text-properties officeooo:rsid="03a52bd6"/>
    </style:style>
    <style:style style:name="T290" style:family="text">
      <style:text-properties officeooo:rsid="03a8d313"/>
    </style:style>
    <style:style style:name="T291" style:family="text">
      <style:text-properties officeooo:rsid="03aaad60"/>
    </style:style>
    <style:style style:name="T292" style:family="text">
      <style:text-properties officeooo:rsid="03acb48b"/>
    </style:style>
    <style:style style:name="T293" style:family="text">
      <style:text-properties officeooo:rsid="03ae3867"/>
    </style:style>
    <style:style style:name="T294" style:family="text">
      <style:text-properties officeooo:rsid="03b00857"/>
    </style:style>
    <style:style style:name="T295" style:family="text">
      <style:text-properties officeooo:rsid="03b1c398"/>
    </style:style>
    <style:style style:name="T296" style:family="text">
      <style:text-properties officeooo:rsid="03b39402"/>
    </style:style>
    <style:style style:name="T297" style:family="text">
      <style:text-properties officeooo:rsid="03b5d75a"/>
    </style:style>
    <style:style style:name="T298" style:family="text">
      <style:text-properties officeooo:rsid="03b7c840"/>
    </style:style>
    <style:style style:name="T299" style:family="text">
      <style:text-properties officeooo:rsid="03b87e91"/>
    </style:style>
    <style:style style:name="T300" style:family="text">
      <style:text-properties officeooo:rsid="03bb6800"/>
    </style:style>
    <style:style style:name="T301" style:family="text">
      <style:text-properties officeooo:rsid="03bd27ce"/>
    </style:style>
    <style:style style:name="T302" style:family="text">
      <style:text-properties officeooo:rsid="03bf6ba5"/>
    </style:style>
    <style:style style:name="T303" style:family="text">
      <style:text-properties officeooo:rsid="03c34570"/>
    </style:style>
    <style:style style:name="T304" style:family="text">
      <style:text-properties officeooo:rsid="03c6080c"/>
    </style:style>
    <style:style style:name="T305" style:family="text">
      <style:text-properties officeooo:rsid="03cdfd50"/>
    </style:style>
    <style:style style:name="T306" style:family="text">
      <style:text-properties officeooo:rsid="03ce1e27"/>
    </style:style>
    <style:style style:name="T307" style:family="text">
      <style:text-properties officeooo:rsid="03cf7310"/>
    </style:style>
    <style:style style:name="T308" style:family="text">
      <style:text-properties officeooo:rsid="03d09904"/>
    </style:style>
    <style:style style:name="T309" style:family="text">
      <style:text-properties officeooo:rsid="03d25074"/>
    </style:style>
    <style:style style:name="T310" style:family="text">
      <style:text-properties officeooo:rsid="03ee20ff"/>
    </style:style>
    <style:style style:name="T311" style:family="text">
      <style:text-properties officeooo:rsid="03ef6eb9"/>
    </style:style>
    <style:style style:name="T312" style:family="text">
      <style:text-properties officeooo:rsid="03f5bf2a"/>
    </style:style>
    <style:style style:name="T313" style:family="text">
      <style:text-properties officeooo:rsid="03fa821a"/>
    </style:style>
    <style:style style:name="T314" style:family="text">
      <style:text-properties officeooo:rsid="03fb1d16"/>
    </style:style>
    <style:style style:name="T315" style:family="text">
      <style:text-properties officeooo:rsid="03fc4231"/>
    </style:style>
    <style:style style:name="T316" style:family="text">
      <style:text-properties officeooo:rsid="03fd8b27"/>
    </style:style>
    <style:style style:name="T317" style:family="text">
      <style:text-properties officeooo:rsid="03fe8238"/>
    </style:style>
    <style:style style:name="T318" style:family="text">
      <style:text-properties officeooo:rsid="040138de"/>
    </style:style>
    <style:style style:name="T319" style:family="text">
      <style:text-properties officeooo:rsid="040d264a"/>
    </style:style>
    <style:style style:name="T320" style:family="text">
      <style:text-properties officeooo:rsid="040f1ff9"/>
    </style:style>
    <style:style style:name="T321" style:family="text">
      <style:text-properties officeooo:rsid="04159598"/>
    </style:style>
    <style:style style:name="T322" style:family="text">
      <style:text-properties officeooo:rsid="0421d579"/>
    </style:style>
    <style:style style:name="T323" style:family="text">
      <style:text-properties officeooo:rsid="04238c0f"/>
    </style:style>
    <style:style style:name="T324" style:family="text">
      <style:text-properties officeooo:rsid="0424f8a8"/>
    </style:style>
    <style:style style:name="T325" style:family="text">
      <style:text-properties officeooo:rsid="04260644"/>
    </style:style>
    <style:style style:name="T326" style:family="text">
      <style:text-properties officeooo:rsid="0427e5bf"/>
    </style:style>
    <style:style style:name="T327" style:family="text">
      <style:text-properties officeooo:rsid="042b2f1e"/>
    </style:style>
    <style:style style:name="T328" style:family="text">
      <style:text-properties officeooo:rsid="042dd754"/>
    </style:style>
    <style:style style:name="T329" style:family="text">
      <style:text-properties officeooo:rsid="043028e6"/>
    </style:style>
    <style:style style:name="T330" style:family="text">
      <style:text-properties officeooo:rsid="043499de"/>
    </style:style>
    <style:style style:name="T331" style:family="text">
      <style:text-properties officeooo:rsid="0439269c"/>
    </style:style>
    <style:style style:name="T332" style:family="text">
      <style:text-properties officeooo:rsid="04444f57"/>
    </style:style>
    <style:style style:name="T333" style:family="text">
      <style:text-properties officeooo:rsid="0444b8d6"/>
    </style:style>
    <style:style style:name="T334" style:family="text">
      <style:text-properties officeooo:rsid="04485648"/>
    </style:style>
    <style:style style:name="T335" style:family="text">
      <style:text-properties officeooo:rsid="0449caf6"/>
    </style:style>
    <style:style style:name="T336" style:family="text">
      <style:text-properties officeooo:rsid="044a7ae6"/>
    </style:style>
    <style:style style:name="T337" style:family="text">
      <style:text-properties officeooo:rsid="044c1b45"/>
    </style:style>
    <style:style style:name="T338" style:family="text">
      <style:text-properties officeooo:rsid="045233b0"/>
    </style:style>
    <style:style style:name="T339" style:family="text">
      <style:text-properties officeooo:rsid="04591176"/>
    </style:style>
    <style:style style:name="T340" style:family="text">
      <style:text-properties officeooo:rsid="045dac53"/>
    </style:style>
    <style:style style:name="T341" style:family="text">
      <style:text-properties officeooo:rsid="045e3506"/>
    </style:style>
    <style:style style:name="T342" style:family="text">
      <style:text-properties officeooo:rsid="045e7b01"/>
    </style:style>
    <style:style style:name="T343" style:family="text">
      <style:text-properties officeooo:rsid="04620783"/>
    </style:style>
    <style:style style:name="T344" style:family="text">
      <style:text-properties officeooo:rsid="0463e9d5"/>
    </style:style>
    <style:style style:name="T345" style:family="text">
      <style:text-properties officeooo:rsid="04673c3a"/>
    </style:style>
    <style:style style:name="T346" style:family="text">
      <style:text-properties officeooo:rsid="04692091"/>
    </style:style>
    <style:style style:name="T347" style:family="text">
      <style:text-properties officeooo:rsid="046a3ac4"/>
    </style:style>
    <style:style style:name="T348" style:family="text">
      <style:text-properties officeooo:rsid="046b02a6"/>
    </style:style>
    <style:style style:name="T349" style:family="text">
      <style:text-properties officeooo:rsid="046bf301"/>
    </style:style>
    <style:style style:name="T350" style:family="text">
      <style:text-properties officeooo:rsid="046d8807"/>
    </style:style>
    <style:style style:name="T351" style:family="text">
      <style:text-properties officeooo:rsid="04714981"/>
    </style:style>
    <style:style style:name="T352" style:family="text">
      <style:text-properties officeooo:rsid="047534bf"/>
    </style:style>
    <style:style style:name="T353" style:family="text">
      <style:text-properties officeooo:rsid="04786961"/>
    </style:style>
    <style:style style:name="T354" style:family="text">
      <style:text-properties officeooo:rsid="047a71b8"/>
    </style:style>
    <style:style style:name="T355" style:family="text">
      <style:text-properties officeooo:rsid="047d8622"/>
    </style:style>
    <style:style style:name="T356" style:family="text">
      <style:text-properties officeooo:rsid="0480e0dc"/>
    </style:style>
    <style:style style:name="T357" style:family="text">
      <style:text-properties officeooo:rsid="048cce79"/>
    </style:style>
    <style:style style:name="T358" style:family="text">
      <style:text-properties officeooo:rsid="0490e30f"/>
    </style:style>
    <style:style style:name="T359" style:family="text">
      <style:text-properties officeooo:rsid="0491cf48"/>
    </style:style>
    <style:style style:name="T360" style:family="text">
      <style:text-properties officeooo:rsid="0492d5c7"/>
    </style:style>
    <style:style style:name="T361" style:family="text">
      <style:text-properties officeooo:rsid="04971f07"/>
    </style:style>
    <style:style style:name="T362" style:family="text">
      <style:text-properties officeooo:rsid="04992556"/>
    </style:style>
    <style:style style:name="T363" style:family="text">
      <style:text-properties officeooo:rsid="04998269"/>
    </style:style>
    <style:style style:name="T364" style:family="text">
      <style:text-properties officeooo:rsid="049bd461"/>
    </style:style>
    <style:style style:name="T365" style:family="text">
      <style:text-properties officeooo:rsid="04a34630"/>
    </style:style>
    <style:style style:name="T366" style:family="text">
      <style:text-properties officeooo:rsid="04a4ed00"/>
    </style:style>
    <style:style style:name="T367" style:family="text">
      <style:text-properties officeooo:rsid="04a75fc8"/>
    </style:style>
    <style:style style:name="T368" style:family="text">
      <style:text-properties officeooo:rsid="04ac1c73"/>
    </style:style>
    <style:style style:name="T369" style:family="text">
      <style:text-properties officeooo:rsid="04afdfb7"/>
    </style:style>
    <style:style style:name="T370" style:family="text">
      <style:text-properties officeooo:rsid="04b3f312"/>
    </style:style>
    <style:style style:name="T371" style:family="text">
      <style:text-properties officeooo:rsid="04b6239e"/>
    </style:style>
    <style:style style:name="T372" style:family="text">
      <style:text-properties officeooo:rsid="04b8ce44"/>
    </style:style>
    <style:style style:name="T373" style:family="text">
      <style:text-properties officeooo:rsid="04ba7a20"/>
    </style:style>
    <style:style style:name="T374" style:family="text">
      <style:text-properties officeooo:rsid="04bb3599"/>
    </style:style>
    <style:style style:name="T375" style:family="text">
      <style:text-properties officeooo:rsid="04c0dda7"/>
    </style:style>
    <style:style style:name="T376" style:family="text">
      <style:text-properties officeooo:rsid="04c157d0"/>
    </style:style>
    <style:style style:name="T377" style:family="text">
      <style:text-properties officeooo:rsid="04c2d5cb"/>
    </style:style>
    <style:style style:name="T378" style:family="text">
      <style:text-properties officeooo:rsid="04c4662e"/>
    </style:style>
    <style:style style:name="T379" style:family="text">
      <style:text-properties officeooo:rsid="04c4bd04"/>
    </style:style>
    <style:style style:name="T380" style:family="text">
      <style:text-properties officeooo:rsid="04c63388"/>
    </style:style>
    <style:style style:name="T381" style:family="text">
      <style:text-properties officeooo:rsid="04c86efb"/>
    </style:style>
    <style:style style:name="T382" style:family="text">
      <style:text-properties officeooo:rsid="04cbf031"/>
    </style:style>
    <style:style style:name="T383" style:family="text">
      <style:text-properties officeooo:rsid="04ceca88"/>
    </style:style>
    <style:style style:name="T384" style:family="text">
      <style:text-properties officeooo:rsid="04d06a28"/>
    </style:style>
    <style:style style:name="T385" style:family="text">
      <style:text-properties officeooo:rsid="04d60b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1" text:outline-level="1">Семь вечностей</text:h>
      <text:p text:style-name="P11">(<text:span text:style-name="T119">ниспада</text:span>ющее безумие)</text:p>
      <text:p text:style-name="P1"/>
      <text:h text:style-name="P333" text:outline-level="2">1</text:h>
      <text:p text:style-name="P149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05"/>
      <text:p text:style-name="P306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32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3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3">ывает</text:span>, с размаху усевшись на <text:span text:style-name="T75">мешок</text:span>. Тот жалобно скрип<text:span text:style-name="T273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3">ает</text:span> ко мне и, поддев мордой, перев<text:span text:style-name="T273">одит</text:span> в сидячее положение.</text:p>
      <text:p text:style-name="P23"><text:span text:style-name="T75">Мешок</text:span>, облегчённо крякнув, выва<text:span text:style-name="T273">ливает</text:span> половину содержимого на землю.</text:p>
      <text:p text:style-name="P23"/>
      <text:p text:style-name="P282"><text:soft-page-break/><text:span text:style-name="T266">Три дня</text:span>! <text:span text:style-name="T266">Три</text:span> грёбаны<text:span text:style-name="T266">х</text:span> <text:span text:style-name="T266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299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199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2">аться</text:span> Дейдре, Хуман? Ведь всё так неплохо шло…</text:p>
      <text:p text:style-name="P64"/>
      <text:p text:style-name="P67">***</text:p>
      <text:p text:style-name="P303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0">Мы обернулись на голос и узрели с полдюжины коп<text:span text:style-name="T97">и</text:span>й, чуть ли не утыкающихся нам в носы.</text:p>
      <text:p text:style-name="P112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2"/>
      <text:p text:style-name="P113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3"><text:soft-page-break/></text:p>
      <text:p text:style-name="P118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4">В <text:span text:style-name="T365">незащищённую бронёй шею </text:span>Джет упирал<text:span text:style-name="T365">ось</text:span> копьё крохотной поньки с гривой ёршиком. <text:span text:style-name="T267">&lt;</text:span><text:span text:style-name="T136">Развернуть характер Лейлы Блум</text:span><text:span text:style-name="T267">&gt;</text:span></text:p>
      <text:p text:style-name="P114"/>
      <text:p text:style-name="P114">- Хорошая попытка, <text:span text:style-name="T190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4"/>
      <text:p text:style-name="P115">Тут до меня дошло, что крыльев у этих оборванцев не наблюдается.</text:p>
      <text:p text:style-name="P115"/>
      <text:p text:style-name="P116">- Молодец, Лейла! - похвалила козявку пони из подоспевшей группы. Одета она была в <text:span text:style-name="T366">ржавьё</text:span> чуть почище, чем у остальных, а её грива была собрана в пучок и перехвачена тесёмкой.<text:span text:style-name="T267">&lt;</text:span><text:span text:style-name="T136">Шляпа с яблоком</text:span><text:span text:style-name="T267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6"/>
      <text:p text:style-name="P116">Та мрачно стояла, сцепив зубы.</text:p>
      <text:p text:style-name="P115"/>
      <text:p text:style-name="P115">- За меня могут заплатить хороший выкуп, - наконец, <text:span text:style-name="T19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5"/>
      <text:p text:style-name="P117">Её собеседница только хмыкнула.</text:p>
      <text:p text:style-name="P117"/>
      <text:p text:style-name="P117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0"/>
      <text:p text:style-name="P121">…</text:p>
      <text:p text:style-name="P134"/>
      <text:p text:style-name="P137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37"/>
      <text:p text:style-name="P137"><text:soft-page-break/>…</text:p>
      <text:p text:style-name="P137"/>
      <text:p text:style-name="P133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3"/>
      <text:p text:style-name="P144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30">Поняха с недоверием смотрела на меня.</text:p>
      <text:p text:style-name="P143"/>
      <text:p text:style-name="P136">- <text:span text:style-name="T118">Хум, т</text:span>ы прикалываешься? Или та <text:span text:style-name="T269">п</text:span>о<text:span text:style-name="T269">л</text:span>оманая пегаска таки права, и ты действительно ни<text:span text:style-name="T174">чего</text:span> не <text:span text:style-name="T146">помнишь</text:span>?</text:p>
      <text:p text:style-name="P136"/>
      <text:p text:style-name="P138">Пон<text:span text:style-name="T143">ька</text:span> принялась загибать копыта, делая сброс через каждую пару:</text:p>
      <text:p text:style-name="P138"/>
      <text:p text:style-name="P139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39"/>
      <text:p text:style-name="P139">…<text:span text:style-name="T144">Я истерически рассмеялся…</text:span></text:p>
      <text:p text:style-name="P139"/>
      <text:p text:style-name="P138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5"/>
      <text:p text:style-name="P146">Поняха с надеждой посмотрела на меня. Я с огромным облегчением отрицательно помотал головой.</text:p>
      <text:p text:style-name="P138"/>
      <text:p text:style-name="P140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0"/>
      <text:p text:style-name="P225">Дейдра мечтательно вздохнула.</text:p>
      <text:p text:style-name="P224"/>
      <text:p text:style-name="P224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3"/>
      <text:p text:style-name="P226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42"/>
      <text:p text:style-name="P141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6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27"/>
      <text:p text:style-name="P228">Розовая поняха заметно поскучнела.</text:p>
      <text:p text:style-name="P120"/>
      <text:p text:style-name="P120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19"/>
      <text:p text:style-name="P127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6"/>
      <text:p text:style-name="P122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2"/>
      <text:p text:style-name="P278">Я <text:span text:style-name="T200">улыбнулся и </text:span>понимающе покачал головой. <text:span text:style-name="T201">Всё-таки между людьми и пони намного больше общего, чем тебе казалось, Хуман!</text:span></text:p>
      <text:p text:style-name="P280">Дейдра уныло свесила голову.</text:p>
      <text:p text:style-name="P128"/>
      <text:p text:style-name="P128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28"/>
      <text:p text:style-name="P129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2"/>
      <text:p text:style-name="P122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2"/>
      <text:p text:style-name="P130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29"/>
      <text:p text:style-name="P129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1"/>
      <text:p text:style-name="P131">Кобылка завела глаза, сложила губы бантиком и произнесла фальцетом:</text:p>
      <text:p text:style-name="P131"/>
      <text:p text:style-name="P132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1"/>
      <text:p text:style-name="P131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1"/>
      <text:p text:style-name="P129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29"/>
      <text:p text:style-name="P135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29"/>
      <text:p text:style-name="P125">…</text:p>
      <text:p text:style-name="P125"/>
      <text:p text:style-name="P235"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</text:span><text:soft-page-break/><text:span text:style-name="T17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37"/>
      <text:p text:style-name="P238">Поэтому полночь застала меня тыкающимся во все <text:span text:style-name="T184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36"/>
      <text:p text:style-name="P231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1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47"/>
      <text:p text:style-name="P232">Я шёлкнул пегаску по носу.</text:p>
      <text:p text:style-name="P232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232"/>
      <text:p text:style-name="P234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242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34">- <text:span text:style-name="T367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34"/>
      <text:p text:style-name="P234">…</text:p>
      <text:p text:style-name="P234"/>
      <text:p text:style-name="P240">Очертания большого зала едва угадывались в тусклом свете остывающих углей камина. <text:span text:style-name="T185">В дальнем углу темнела заветная дверь. Всего двадцать шагов – и ты на свободе, Хуман!</text:span></text:p>
      <text:p text:style-name="P241"/>
      <text:p text:style-name="P241">Есть только одно маленькое “но”.</text:p>
      <text:p text:style-name="P241">Эти двадцать шагов заполнены валяющимися вповалку, храпящими, <text:span text:style-name="T187">чмокающими, сопящими</text:span> и дёргающими<text:span text:style-name="T187">ся</text:span> во сне пони.</text:p>
      <text:p text:style-name="P234"/>
      <text:p text:style-name="P234">- <text:span text:style-name="T185">Ты чего остановился? - пихнула меня головой в спину Джет. - Надо торопиться, пока не рассвело!</text:span></text:p>
      <text:p text:style-name="P233"><text:soft-page-break/></text:p>
      <text:p text:style-name="P243">Я обреченно вздохнул, выбрал на полу место, свободное от понеконечностей и поставил туда ногу.</text:p>
      <text:p text:style-name="P244">Почти попал. Светло-коричневая пони ойкнула и сжалась во сне, когда я наступил ей на хвост.</text:p>
      <text:p text:style-name="P244">Теперь уже не время для размусоливаний! Отбросив осторожность, я быстрым шагом, <text:span text:style-name="T188">балансируя на носках и </text:span>выискивая свободные клочки пола, пробрался к выходу. <text:span text:style-name="T188">Балерина на пуантах позавидовала бы твоей грациозности, Хуман!</text:span></text:p>
      <text:p text:style-name="P244"/>
      <text:p text:style-name="P245">Позади меня послышалось топанье, череда взвизгиваний и возни, нарастающая, подобно <text:span text:style-name="T189">прибою.</text:span></text:p>
      <text:p text:style-name="P246">Джет невозмутимо торила свой путь прямо по ногам, туловищам и хвостам распластавшихся на полу пони.</text:p>
      <text:p text:style-name="P111"/>
      <text:p text:style-name="P111">- <text:span text:style-name="T189">Ты рехнулась? - зашипел на неё я, - надо ж осторожно!</text:span></text:p>
      <text:p text:style-name="P111">- <text:span text:style-name="T18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1"/>
      <text:p text:style-name="P247">Фейспалм был такой силы, что больше походил на пощёчину самому себе. <text:span text:style-name="T19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47"/>
      <text:p text:style-name="P249">Я остервенело дёргал ручку двери, ощущая затылком просыпающийся зал.</text:p>
      <text:p text:style-name="P247">- <text:span text:style-name="T192">Закрыто, блин! - я дёрнул ещё сильнее и приложился задницой о пол, сжимая в руке оторванную ручку.</text:span></text:p>
      <text:p text:style-name="P248"/>
      <text:p text:style-name="P248">- <text:span text:style-name="T193">Хум</text:span><text:span text:style-name="T157">, подвинься!</text:span></text:p>
      <text:p text:style-name="P250">Пегаска оттеснила меня крупом и повернулась к двери задом.</text:p>
      <text:p text:style-name="P247"/>
      <text:p text:style-name="P310">БАБАХ!!!</text:p>
      <text:p text:style-name="P310"/>
      <text:p text:style-name="P311">Я ошалело смотрел на дверь, вылетевшую вместе с косяком во двор.</text:p>
      <text:p text:style-name="P311"/>
      <text:p text:style-name="P311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4">Всё равно как дать ребёнку ложку и увидеть, как он завяжет её бантиком.</text:span></text:p>
      <text:p text:style-name="P311">- <text:span text:style-name="T194">Ага. - ухмыльнулась Джет. - Я — крутая! По заднему джебу мне нет равных на нашем облаке и двух соседних!</text:span></text:p>
      <text:p text:style-name="P315"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12"><text:soft-page-break/></text:p>
      <text:p text:style-name="P316">Мои ноги обнимала Дейдра, улыбаясь мне хищной улыбкой.</text:p>
      <text:p text:style-name="P314"/>
      <text:p text:style-name="P314">- <text:span text:style-name="T194">И, кстати, чтобы открыть её, достаточно было просто отодвинуть засов.</text:span></text:p>
      <text:p text:style-name="P316"/>
      <text:p text:style-name="P322">В забеге на первенство тупости ты уверенно дог<text:span text:style-name="T222">о</text:span>няешь пегаску, Хуман!</text:p>
      <text:p text:style-name="P323">Я криво улыбнулся Дейдре.</text:p>
      <text:p text:style-name="P322"/>
      <text:p text:style-name="P32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21"/>
      <text:p text:style-name="P324">Я сразу понял, что улыбаться Дейдре было плохой идеей. Поняха состроила щенячьи глаза и усилила и <text:span text:style-name="T284">без того</text:span> стальную хватку вокруг моих ног.</text:p>
      <text:p text:style-name="P319"/>
      <text:p text:style-name="P319">- <text:span text:style-name="T270">Не бросай меня, Хум! Мне тут так скууучнооо!</text:span></text:p>
      <text:p text:style-name="P319"/>
      <text:p text:style-name="P325">Губы её задрожжали, как будто она собралась зареветь.</text:p>
      <text:p text:style-name="P319">Идея Джет <text:span text:style-name="T198">схватить</text:span> меня зубами за шиворот куртки и побежать <text:span text:style-name="T223">со мной </text:span>что есть мочи была <text:span text:style-name="T270">ещё хуже</text:span>. Дейдра от меня так и не отцепилась, зато я хорошо приложился головой о дверной проём, <text:span text:style-name="T198">так что</text:span> дальнейшую погоню помню смутн<text:span text:style-name="T195">о</text:span>.</text:p>
      <text:p text:style-name="P317"/>
      <text:p text:style-name="P318">- Не смей отбирать у меня юнгу! - орала Дейдра, упираясь в землю задними копытами. - <text:span text:style-name="T19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18"/>
      <text:p text:style-name="P318">- <text:span text:style-name="T224">Ммммфффф! - отвечала ей Джет.</text:span></text:p>
      <text:p text:style-name="P318"/>
      <text:p text:style-name="P320"><text:span text:style-name="T225">Диалог</text:span> прервалс<text:span text:style-name="T197">я</text:span> <text:span text:style-name="T196">взвизгом и </text:span>плеском воды. Наконец-то я почувствовал свои ноги свободными!</text:p>
      <text:p text:style-name="P317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4">Я содрог<text:span text:style-name="T274">аюсь</text:span>, вск<text:span text:style-name="T274">акиваю</text:span> с земли и машинально забр<text:span text:style-name="T275">а</text:span>с<text:span text:style-name="T274">ываю</text:span> мешок на плёчо.</text:p>
      <text:p text:style-name="P64"><text:soft-page-break/></text:p>
      <text:p text:style-name="P64">- <text:span text:style-name="T85">Идём.</text:span></text:p>
      <text:p text:style-name="P64"/>
      <text:h text:style-name="P334" text:outline-level="2">2.5</text:h>
      <text:p text:style-name="Text_20_body"/>
      <text:p text:style-name="P57">&lt;Ещё одна глава. <text:span text:style-name="T361">Больничный быт Дедлайна /</text:span> <text:span text:style-name="T361">Р</text:span>азвитие болезни Джет. <text:span text:style-name="T360">Одеяло</text:span>&gt;</text:p>
      <text:p text:style-name="P276">(добавить <text:s/>б<text:span text:style-name="T343">ы</text:span>та в Чертогах Разума и общения с “овощами”)</text:p>
      <text:p text:style-name="P267"/>
      <text:h text:style-name="P334" text:outline-level="2">2</text:h>
      <text:p text:style-name="P63"/>
      <text:p text:style-name="P279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4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7">Дед, сигу не долганёшь?</text:span></text:p>
      <text:p text:style-name="P151">- <text:span text:style-name="T208">Не курю.</text:span></text:p>
      <text:p text:style-name="P151">- <text:span text:style-name="T20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2"><text:span text:style-name="T217">Крыс</text:span> спрыгнул с подоконника, <text:span text:style-name="T209">царапнув грязным ногтем по кафелю уборной.</text:span></text:p>
      <text:p text:style-name="P152">- <text:span text:style-name="T209">Ты ведь должен мне ещё с прошлого раза.</text:span></text:p>
      <text:p text:style-name="P152"/>
      <text:p text:style-name="P153">Я вытащил из <text:span text:style-name="T227">рукава</text:span> пижамы двадцати<text:span text:style-name="T226">санти</text:span>метровый гвоздь и плюнул <text:span text:style-name="T217">ему </text:span>под ноги.</text:p>
      <text:p text:style-name="P153"/>
      <text:p text:style-name="P153">- Ничего я тебе не должен. <text:span text:style-name="T218">И ты сам это знаешь.</text:span> Пошёл нахуй.</text:p>
      <text:p text:style-name="P153"/>
      <text:p text:style-name="P153"><text:span text:style-name="T217">Крыс</text:span> криво улыбнулся.</text:p>
      <text:p text:style-name="P153"/>
      <text:p text:style-name="P153">- Ну-ну. Вы т<text:span text:style-name="T211">ут</text:span>, в Чертогах, совсем озверели, что ли? <text:span text:style-name="T210">Из окон выпрыгиваете, н</text:span>а людей кидаетесь. <text:span text:style-name="T228">Ладно-ладно, </text:span>пока. Ещё увидимся.</text:p>
      <text:p text:style-name="P153"/>
      <text:p text:style-name="P155">Я старательно прятал гвоздь внутрь <text:span text:style-name="T227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4">Что мне </text:span><text:soft-page-break/><text:span text:style-name="T214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4">Для меня оста<text:span text:style-name="T221">ётся</text:span> тайной, как <text:span text:style-name="T218">Крыс</text:span> пробира<text:span text:style-name="T213">ется</text:span> из общей палаты к нам. <text:span text:style-name="T215">Он почему-то считает, что нам выдают какие-то особенные “сиги” для яйцеголовых, с примесью ЛСД. И к</text:span>аждый раз, когда он появля<text:span text:style-name="T221">ется</text:span> на <text:span text:style-name="T218">режимном</text:span> этаже, он <text:span text:style-name="T221">думает</text:span>, что его обитатели должны ему пачку за такое геройство. <text:span text:style-name="T212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4"/>
      <text:p text:style-name="P165">В коридоре было пусто. Крыс, подобно Белому Кролику из “Алисы”, уже испарился в тщательно <text:span text:style-name="T220">скрываемой</text:span> им тропе к общей палат<text:span text:style-name="T228">е</text:span>. Радио сонно вещало о <text:span text:style-name="T265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57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6">Я уже открывал дверь в палату, когда услышал <text:span text:style-name="T229">лениво брошенное в спину замечание.</text:span></text:p>
      <text:p text:style-name="P156"/>
      <text:p text:style-name="P156">- <text:span text:style-name="T230">Дед, собирай шмотки, скоро переезжаешь. На твоё место новенького поселяют. А тебя в соседнюю палату.</text:span></text:p>
      <text:p text:style-name="P158"/>
      <text:p text:style-name="P158">Я повернулся.</text:p>
      <text:p text:style-name="P158"/>
      <text:p text:style-name="P158">- Когда переезд?</text:p>
      <text:p text:style-name="P158">- Завтра. Или послезавтра, если чувак в реанимации задержится. </text:p>
      <text:p text:style-name="P158">- <text:span text:style-name="T231">А почему не новенького в соседнюю? На кой чёрт им я сдался?</text:span></text:p>
      <text:p text:style-name="P158"/>
      <text:p text:style-name="P159"><text:s/>Дредд удивлённо бухнулся на все четыре ножки стула.</text:p>
      <text:p text:style-name="P161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59"/>
      <text:p text:style-name="P162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3">Но <text:span text:style-name="T232">в новой палате не будет Терминатора с его бесценной уткой. </text:span>А <text:span text:style-name="T23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64">Так что нет, не за память я пекусь. Просто приём <text:span text:style-name="T234">нейролептиков</text:span> напрочь отключает не только память, но и сновидения – я проверял.</text:p>
      <text:p text:style-name="P164"/>
      <text:p text:style-name="P164">А мне нравятся сны.</text:p>
      <text:p text:style-name="P16"/>
      <text:p text:style-name="P223">~~~</text:p>
      <text:p text:style-name="P201">&lt;<text:span text:style-name="T126">Статуэтка Селестии</text:span>&gt;</text:p>
      <text:p text:style-name="P172"><text:span text:style-name="T303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3">преследователей </text:span>не виден уже последние два дня. <text:span text:style-name="T276">Я спускаюсь вниз и спрыгиваю с нижней ветки на землю. </text:span></text:p>
      <text:p text:style-name="P169"/>
      <text:p text:style-name="P160">- <text:span text:style-name="T276">Таки оторвались. Но впереди обрыв. Надо думать, как спуститься.</text:span></text:p>
      <text:p text:style-name="P160"/>
      <text:p text:style-name="P170"><text:span text:style-name="T277">Джет виновато смотрит на меня. Вот глупая пегаска! Она </text:span><text:span text:style-name="T279">счит</text:span><text:span text:style-name="T280">ает</text:span><text:span text:style-name="T279"> себя обязанной разведывать обстановку с высоты. Каждый раз, когда я карабкаюсь на дерево, она прячется в кусты от стыда</text:span><text:span text:style-name="T277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1"/>
      <text:p text:style-name="P159">- <text:span text:style-name="T288">Каша будет готова через пять минут.</text:span></text:p>
      <text:p text:style-name="P159"/>
      <text:p text:style-name="P173">Словно бы в заглаживание вины своей немощности, Джет взяла готовку пищи на себя. </text:p>
      <text:p text:style-name="P173"/>
      <text:p text:style-name="P173"><text:soft-page-break/>И хотя гороховая каша и гороховый же суп уже вызывают омерзение, без уворованного у твердолобов мешка гороха <text:span text:style-name="T296">вам</text:span> с пегаской уже пришлось бы перейти на подножный корм. И если Джет ещё <text:span text:style-name="T297">может</text:span> перебиться травой, то тебе, Хум<text:span text:style-name="T294">ан</text:span>, пришлось бы жевать кору <text:span text:style-name="T289">и шишки</text:span>. <text:span text:style-name="T289">И не сомневайся, через пяток дней подобного меню ты стал бы с гастрономическим интересом посматривать на соседку!</text:span></text:p>
      <text:p text:style-name="P159"/>
      <text:p text:style-name="P174">Джет сид<text:span text:style-name="T296">ит</text:span> у костра напротив меня и молча ж<text:span text:style-name="T296">уёт</text:span> кашу.</text:p>
      <text:p text:style-name="P159">- <text:span text:style-name="T295">Ты теперь до старости будешь его носить? - указываю я на одеяло.</text:span></text:p>
      <text:p text:style-name="P175">Пегаска только сильнее кутается в него. Ка<text:span text:style-name="T296">жется,</text:span> она дрожит.</text:p>
      <text:p text:style-name="P175">- <text:span text:style-name="T296">Тебе холодно? Брось, у костра же жарко? Давай я на тебя куртку накину?</text:span></text:p>
      <text:p text:style-name="P176">Джет молча отодвигается от <text:span text:style-name="T298">меня</text:span> подальше и всё так же кутается в одеяло. <text:span text:style-name="T297">За прошедшие дни оно порядком испачкалось и сбоку на нём красуется тёмное жирное пятно.</text:span></text:p>
      <text:p text:style-name="P177"/>
      <text:p text:style-name="P177">Ладно же, мне эти странности уже осточертели!</text:p>
      <text:p text:style-name="P177">Я недоумённо пожимаю плечами, <text:span text:style-name="T306">залажу в укромное гнёздышко в гуще орешника </text:span>и стараюсь заснуть. <text:span text:style-name="T305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77"/>
      <text:p text:style-name="P178">Едва слышится шорох сзади. Сначала чуть заметно коснувшись, Джет медленно прижимается ко мне <text:span text:style-name="T301">всей </text:span>спиной. <text:span text:style-name="T307">Она сильно дрожит.</text:span></text:p>
      <text:p text:style-name="P178"><text:span text:style-name="T301">Так м</text:span>ы согреваем друг-друга <text:span text:style-name="T300">с тех пор</text:span>, как сбежали от твердолобов – ночи стали заметно свежее.</text:p>
      <text:p text:style-name="P178">Но сейчас я отверг<text:span text:style-name="T309">аю</text:span> негласный договор. Это и раздражение на скрытность пегаски, и… </text:p>
      <text:p text:style-name="P178"><text:span text:style-name="T302">Запах! Опять он</text:span>! <text:span text:style-name="T308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78"/>
      <text:p text:style-name="P178">- Джет, блин, у нас речка в двух шагах! Я понимаю, холодно, но нельзя ли помыться? Реально трудно находиться рядом с тобой…</text:p>
      <text:p text:style-name="P178"/>
      <text:p text:style-name="P178">Так же беззвучно, как возникло, касание пропадает. Пропадает и запах…</text:p>
      <text:p text:style-name="P178">Я закрываю глаза.</text:p>
      <text:p text:style-name="P178"/>
      <text:p text:style-name="P178">Просыпаюсь от холода. <text:span text:style-name="T302">Щупаю рукой сзади себя. Наконец поворачиваюсь.</text:span></text:p>
      <text:p text:style-name="P179">Никого.</text:p>
      <text:p text:style-name="P179"/>
      <text:p text:style-name="P291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80"/>
      <text:p text:style-name="P292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93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85">…</text:p>
      <text:p text:style-name="P294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86">…</text:p>
      <text:p text:style-name="P297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98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87">Проклятье! Какой же я долбень!</text:p>
      <text:p text:style-name="P187"/>
      <text:p text:style-name="P299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82"/>
      <text:p text:style-name="P185">Я ускоряюсь.</text:p>
      <text:p text:style-name="P295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96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96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88"/>
      <text:p text:style-name="P188">- Джет, не дури, - хрипло прошу я осипшим от волнения голосом. - Я ступил. Я все эти дни тупил. Прости.</text:p>
      <text:p text:style-name="P300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89">Пегаска поворачивается навстречу пропасти.</text:p>
      <text:p text:style-name="P189"/>
      <text:p text:style-name="P300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94"><text:span text:style-name="T21">- </text:span><text:span text:style-name="T61">Нет! </text:span><text:span text:style-name="T62">Пожалуйста!!! Я вылечу тебя! Я… Я прижгу рану!</text:span></text:p>
      <text:p text:style-name="P190"><text:soft-page-break/></text:p>
      <text:p text:style-name="P191">Сквозь рыдания я выкрикива<text:span text:style-name="T312">ю</text:span> какие-то сумасбродные идеи, пока пегаска молча сто<text:span text:style-name="T312">ит</text:span> над бездной.</text:p>
      <text:p text:style-name="P191">Наконец она усмех<text:span text:style-name="T312">ается</text:span>.</text:p>
      <text:p text:style-name="P191"/>
      <text:p text:style-name="P301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302"><text:span text:style-name="T64">П</text:span><text:span text:style-name="T21">егаска взд</text:span><text:span text:style-name="T67">ыхает</text:span><text:span text:style-name="T21">.</text:span></text:p>
      <text:p text:style-name="P19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2"/>
      <text:p text:style-name="P302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83">Очень осторожно, словно бы извиняясь, Джет высвобо<text:span text:style-name="T312">ждает</text:span> сначала одну ногу из моего захвата. Потом вторую. Я тупо смотр<text:span text:style-name="T312">ю</text:span> на пустые ладони.</text:p>
      <text:p text:style-name="P183"/>
      <text:p text:style-name="P183">- Ты был хорошим другом. Прощай.</text:p>
      <text:p text:style-name="P183"/>
      <text:p text:style-name="P181">- <text:span text:style-name="T310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1"/>
      <text:p text:style-name="P184">Мы об<text:span text:style-name="T312">орачиваемся</text:span> на голос. <text:span text:style-name="T311">В свете первых лучей солнца на нас смотрит зебра.</text:span></text:p>
      <text:p text:style-name="P181"/>
      <text:h text:style-name="P334" text:outline-level="2">3</text:h>
      <text:p text:style-name="P193"/>
      <text:p text:style-name="P193">Лысый сверлил меня немигающим взглядом <text:span text:style-name="T318">всё время</text:span>, <text:span text:style-name="T313">пока я демонстративно аккуратно собирал узоры из двуцветных кубиков по эталонным картинкам</text:span>. <text:span text:style-name="T314">Алекс ёрзал на краешке стула, стараясь не смотреть в мою сторону. Руки его тряслись.</text:span></text:p>
      <text:p text:style-name="P193"/>
      <text:p text:style-name="P193">- <text:span text:style-name="T314">Вы сами видите… - обратился Лысый к Алексу. - Я бы его за периметр не выпускал. Вам решать, разумеется.</text:span></text:p>
      <text:p text:style-name="P159">- <text:span text:style-name="T315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59"/>
      <text:p text:style-name="P194">Лысый <text:span text:style-name="T316">грузно поднялся. Скрипнула дверь и мы остались один на один.</text:span></text:p>
      <text:p text:style-name="P194"><text:soft-page-break/></text:p>
      <text:p text:style-name="P194">- <text:span text:style-name="T317">П-привет, Дедлайн - пробормотал Алекс.</text:span></text:p>
      <text:p text:style-name="P194">- <text:span text:style-name="T317">Привет, сослуживец, - криво усмехнулся я. Старое командное прозвище не вызвало во мне ностальгии.</text:span></text:p>
      <text:p text:style-name="P194"/>
      <text:p text:style-name="P195">Алекс на миг встретился со мной взглядом и снова <text:span text:style-name="T319">опустил глаза</text:span>.</text:p>
      <text:p text:style-name="P195"/>
      <text:p text:style-name="P195">- Ты же знаешь, у нас не было другого выхода. Извини.</text:p>
      <text:p text:style-name="P194">- <text:span text:style-name="T320">Да ладно. Мне-то что. Тут неплохо кормят.</text:span></text:p>
      <text:p text:style-name="P194">- <text:span text:style-name="T321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4">- <text:span text:style-name="T321">А вот этого, как раз, не надо, - прервал я извинения Алекса. - Мне и в текущей неплохо. Говори, зачем позвал?</text:span></text:p>
      <text:p text:style-name="P194"/>
      <text:p text:style-name="P199">Алекс барабанил пальцами по столу, остранённо наблюдая за <text:span text:style-name="T328">кружащимися листьями за окном</text:span>. <text:span text:style-name="T330">Тощая кошка выскочила из полуприкрытого подвального окошка и понеслась за одним из них.</text:span> <text:span text:style-name="T334">Ворона, истошно каркая, спикировала на неё с ближайшей берёзы и скрылась серой тенью в глубине парка. </text:span><text:span text:style-name="T281">Облако в виде смешной крылатой лошадки приближалось по небосводу к </text:span><text:span text:style-name="T282">серым </text:span><text:span text:style-name="T281">корпусам больницы</text:span><text:span text:style-name="T329">.</text:span></text:p>
      <text:p text:style-name="P199"/>
      <text:p text:style-name="P199"><text:span text:style-name="T328">Наконец Алекс </text:span>пожал плечами и <text:span text:style-name="T278">посмотрел мне в глаза</text:span>.</text:p>
      <text:p text:style-name="P194">- <text:span text:style-name="T323">Дед, у нас проблемы. Хэвэн начала убивать.</text:span></text:p>
      <text:p text:style-name="P198"/>
      <text:p text:style-name="P198">Я <text:span text:style-name="T324">откинулся на спинку стула и </text:span>громко похлопал в ладоши.</text:p>
      <text:p text:style-name="P19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5">тебе</text:span> ещё два года назад: <text:span text:style-name="T322">м</text:span>ы в жопе. <text:span text:style-name="T322">Весь проект в жопе. Его пора закрывать.</text:span> Нет, серьёзно, я рад за <text:span text:style-name="T326">тебя</text:span>. Лучше поздно, чем никогда.</text:p>
      <text:p text:style-name="P196"/>
      <text:p text:style-name="P200">Мой бывший руководитель проекта досадливо сморщился и откинулся на спинку стула.</text:p>
      <text:p text:style-name="P200">- Ты не так меня понял. Мы не можем прикрыть проект. Никто нам не даст. <text:span text:style-name="T331">Особенно сейчас, когда у наших противников на подходе аналогичные комплексы. Нам нужна твоя помощь…</text:span></text:p>
      <text:p text:style-name="P200"/>
      <text:p text:style-name="P202">… Алекс <text:span text:style-name="T332">терпеливо подождал, пока я прекращу ржать.</text:span></text:p>
      <text:p text:style-name="P202"/>
      <text:p text:style-name="P203">- <text:span text:style-name="T333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3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2"/>
      <text:p text:style-name="P204">Я покачал головой.</text:p>
      <text:p text:style-name="P205">- Нет. И не надейтесь. Я уж было подумал, на тебя нашло просветление. Раскатал губу. <text:span text:style-name="T335">Т</text:span>ы вместо <text:span text:style-name="T335">того, чтоб закрыть проект, </text:span>пришёл просить меня дать ему новую жизнь. <text:span text:style-name="T335">Не дождётесь. Х</text:span>ером вам всем поперёк морды.</text:p>
      <text:p text:style-name="P204"/>
      <text:p text:style-name="P205">Алекс долго молчал. </text:p>
      <text:p text:style-name="P205"><text:span text:style-name="T335">Барабанная дробь пальцев слилась в монотонное гудение. </text:span>Кошка во дворе нырнула обратно в подвал, неся в зубах добычу. <text:span text:style-name="T335">Небесная лошадка умчалась по своим делам, роняя космы перьев по всему небосводу.</text:span></text:p>
      <text:p text:style-name="P205"/>
      <text:p text:style-name="P205">- <text:span text:style-name="T336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05">- <text:span text:style-name="T337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05"/>
      <text:p text:style-name="P210">Я сжал кулаки <text:span text:style-name="T338">и встал</text:span>. Дверь отворилась и заглянул Лысый. Алекс отрицательно мотнул ему головой.</text:p>
      <text:p text:style-name="P210">- Всё в порядке. Мы разговариваем.</text:p>
      <text:p text:style-name="P210"/>
      <text:p text:style-name="P210">Дверь закрылась. <text:span text:style-name="T338">Я сел и отвернулся к окну.</text:span></text:p>
      <text:p text:style-name="P205"/>
      <text:p text:style-name="P205">- <text:span text:style-name="T338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05"/>
      <text:p text:style-name="P21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1">Чужая душа – потёмки. Т</text:span>от, которого я знал, не смог бы нырнуть так глубоко.</text:p>
      <text:p text:style-name="P205"/>
      <text:p text:style-name="P205">- <text:span text:style-name="T340">В разумных пределах, говоришь?</text:span></text:p>
      <text:p text:style-name="P205">- <text:span text:style-name="T340">В разумных.</text:span></text:p>
      <text:p text:style-name="P205"><text:soft-page-break/>- <text:span text:style-name="T340">А забор будет?</text:span></text:p>
      <text:p text:style-name="P205">- <text:span text:style-name="T340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05">- <text:span text:style-name="T341">Понятно.</text:span></text:p>
      <text:p text:style-name="P205"/>
      <text:p text:style-name="P52">Я решил схитрить. Просто из интереса. Кроме него, больше ловить <text:span text:style-name="T346">тут было</text:span> нечего.</text:p>
      <text:p text:style-name="P52"/>
      <text:p text:style-name="P52">- Хорошо, <text:span text:style-name="T346">Алекс, </text:span>почти убедил. <text:span text:style-name="T346">Я практически готов согласиться.</text:span> <text:span text:style-name="T349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2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4">Я отказался.</text:span></text:p>
      <text:p text:style-name="P53"/>
      <text:p text:style-name="P53">- Дед, <text:span text:style-name="T347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5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8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0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06">- <text:span text:style-name="T351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06">- <text:span text:style-name="T351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06"><text:soft-page-break/>- <text:span text:style-name="T352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06"/>
      <text:p text:style-name="P216">Алекс скучающе завёл глаза.</text:p>
      <text:p text:style-name="P216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3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16"/>
      <text:p text:style-name="P217">Алекс <text:span text:style-name="T353">посмотрел на часы, нахмурился и продолжил.</text:span></text:p>
      <text:p text:style-name="P217">- <text:span text:style-name="T353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17"/>
      <text:p text:style-name="P217">- <text:span text:style-name="T353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17"/>
      <text:p text:style-name="P219"><text:span text:style-name="T354">Мой бывший босс</text:span> всё понял. <text:span text:style-name="T356">Всё же проницательности ему было не занимать. </text:span>Он бросил на меня злой взгляд, но тем не менее, начал</text:p>
      <text:p text:style-name="P219"/>
      <text:p text:style-name="P217">- <text:span text:style-name="T353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17"/>
      <text:p text:style-name="P218">- <text:span text:style-name="T354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18"/>
      <text:p text:style-name="P222">Я оборвал смех.</text:p>
      <text:p text:style-name="P221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7">мудаком</text:span>, меня пугает. Это реально страшно.</text:p>
      <text:p text:style-name="P206"><text:soft-page-break/></text:p>
      <text:p text:style-name="P207">- <text:span text:style-name="T354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07"/>
      <text:p text:style-name="P220">Алекс пошёл к выходу. У двери он замялся и вдруг обернулся.</text:p>
      <text:p text:style-name="P208">- <text:span text:style-name="T354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07"/>
      <text:p text:style-name="P207">- <text:span text:style-name="T354">Что?</text:span></text:p>
      <text:p text:style-name="P207"/>
      <text:p text:style-name="P207">- <text:span text:style-name="T355">Дедлайн, ты собираешь узор из восьми кубиков по картинке за пару секунд. И при этом ещё успеваешь инвертировать цвета.</text:span></text:p>
      <text:p text:style-name="P197"/>
      <text:p text:style-name="P220">Алекс вышел.</text:p>
      <text:p text:style-name="P209"><text:line-break/><text:span text:style-name="T362">~~~</text:span></text:p>
      <text:p text:style-name="P257"/>
      <text:p text:style-name="P304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64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57"/>
      <text:p text:style-name="P258">Я тайком <text:span text:style-name="T272">смотрю</text:span> <text:span text:style-name="T272">на</text:span> своё отражение в зеркальце, висящем на шее этой мрачной зебры. Нифига, лоб чистый, никаких каракулей не наблюдается.</text:p>
      <text:p text:style-name="P258"/>
      <text:p text:style-name="P258">- <text:span text:style-name="T271">А можно..? - наконец, начинаю я.</text:span></text:p>
      <text:p text:style-name="P258">- <text:span text:style-name="T271">Нельзя, - оборывает зебра. - Зеррика сама выйдет, когда закончит.</text:span></text:p>
      <text:p text:style-name="P258"/>
      <text:p text:style-name="P259">Подчёркивая сказанное, стражница перекры<text:span text:style-name="T272">вает</text:span> вход в палатку копьём.</text:p>
      <text:p text:style-name="P260"/>
      <text:p text:style-name="P265">Проклятье на твою голову, Хум, если ты неделю не замечал, что Джет <text:span text:style-name="T141">гнила заживо</text:span>! <text:span text:style-name="T359">Если бы ты догадался стянуть с неё это чёртово одеяло! Если бы догадался об источнике тошнотворного запаха! Если бы…</text:span></text:p>
      <text:p text:style-name="P265"/>
      <text:p text:style-name="P271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62"><text:soft-page-break/>Мне чертовски тревожно за пегаску. <text:span text:style-name="T358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66">Я закрываю глаза, <text:span text:style-name="T363">пытаясь вспомнить</text:span>… </text:p>
      <text:p text:style-name="P266"/>
      <text:p text:style-name="P263">***</text:p>
      <text:p text:style-name="P261"/>
      <text:p text:style-name="P251">.</text:p>
      <text:p text:style-name="P251">.</text:p>
      <text:p text:style-name="P269">.</text:p>
      <text:p text:style-name="P269">СИЯНИЕ</text:p>
      <text:p text:style-name="P269">.</text:p>
      <text:p text:style-name="P272">Кто я?</text:p>
      <text:p text:style-name="P272">.</text:p>
      <text:p text:style-name="P272">Где я?</text:p>
      <text:p text:style-name="P272">.</text:p>
      <text:p text:style-name="P272">Где все?</text:p>
      <text:p text:style-name="P269">.</text:p>
      <text:p text:style-name="P272">Чувствую прикосновение. Что-то энергично тормошит меня. Слышу приглушенное бормотание.</text:p>
      <text:p text:style-name="P272">.</text:p>
      <text:p text:style-name="P313">Я открываю глаза и вижу фигуру в голубом.</text:p>
      <text:p text:style-name="P72"/>
      <text:p text:style-name="P73">- Быстро! За мной! - <text:span text:style-name="T244">торопливо </text:span>шепчет мне она.</text:p>
      <text:p text:style-name="P74">Я послушно ползу среди костей и раздавленных черепов за голубой пони… Пони? Какой ещё, к дьяволу, пони?</text:p>
      <text:p text:style-name="P74">- Пегаской! - шипит, оборачиваясь, она.</text:p>
      <text:p text:style-name="P90"/>
      <text:p text:style-name="P74">Видно, последние слова я произнёс вслух. И, да, теперь я замечаю у поняхи два аккуратно сложенных на спине крыла. <text:span text:style-name="T364">Лёгкие пластинчатые доспехи плотно облегают её грудь и бока.</text:span></text:p>
      <text:p text:style-name="P74">Черепа… Кости… Пегаска <text:span text:style-name="T364">в броне</text:span>… Чушь какая-то!</text:p>
      <text:p text:style-name="P74"/>
      <text:p text:style-name="P281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4"><text:soft-page-break/></text:p>
      <text:p text:style-name="P74">- Какого чё…?!!</text:p>
      <text:p text:style-name="P74">- Тс-с-с! - сумасшедшая <text:span text:style-name="T245">пегаска</text:span> <text:s/>прижала одно копыто себе к губам, а вторым заткнула мне рот. - <text:span text:style-name="T246">Тише! Он с минуты на минуту появится! И слух у него очень чуткий!</text:span></text:p>
      <text:p text:style-name="P74">- <text:span text:style-name="T247">Появится кто? - спросил я, потирая ушибленную о каменный свод макушку.</text:span></text:p>
      <text:p text:style-name="P74"/>
      <text:p text:style-name="P75">Ответить <text:span text:style-name="T24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8">В последовавшем затем приглушенном рокоте я угадал дыхание огромного существа. Мне стало нехорошо.</text:span></text:p>
      <text:p text:style-name="P75"/>
      <text:p text:style-name="P76">Я пригнулся к уху поньки и еле слышно прошептал:</text:p>
      <text:p text:style-name="P76">- Кто это?</text:p>
      <text:p text:style-name="P76">- Агамемнон, - так же, едва шевеля губами, прошептала поняха. - Он сегодня голодный - <text:span text:style-name="T246">остался без обеда</text:span>. И у него хороший слух.</text:p>
      <text:p text:style-name="P77"/>
      <text:p text:style-name="P77">Я снова почесал ушибленный лоб.</text:p>
      <text:p text:style-name="P75">- <text:span text:style-name="T245">Мне это имя вообще ничего не говорит.</text:span></text:p>
      <text:p text:style-name="P75"/>
      <text:p text:style-name="P78">Пегаска <text:span text:style-name="T249">критически</text:span> осмотрела меня.</text:p>
      <text:p text:style-name="P75">- <text:span text:style-name="T25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5"/>
      <text:p text:style-name="P92">Пегаска попробовала было потрогать меня в паху, но я <text:span text:style-name="T251">с возмущением</text:span> отбросил её копыто.</text:p>
      <text:p text:style-name="P92"/>
      <text:p text:style-name="P75">- <text:span text:style-name="T25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5"/>
      <text:p text:style-name="P79">От беспокойной возни снаружи скала задрожала. Кто-то шумно зевнул и с металлическим скрежетом почесался.</text:p>
      <text:p text:style-name="P79"/>
      <text:p text:style-name="P80">- <text:span text:style-name="T253">Так откуда ты? - пытливо спросила поняха.</text:span></text:p>
      <text:p text:style-name="P80">- <text:span text:style-name="T25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2">Я закрыл глаза и сосредоточился…</text:p>
      <text:p text:style-name="P274"><text:soft-page-break/>…</text:p>
      <text:p text:style-name="P82"><text:span text:style-name="T161">- </text:span><text:span text:style-name="T160">Не помню.</text:span></text:p>
      <text:p text:style-name="P252">- Что? - удивилась поняха. - Не помнишь, где твой дом?</text:p>
      <text:p text:style-name="P82"><text:span text:style-name="T160">- </text:span><text:span text:style-name="T162">Нет.</text:span></text:p>
      <text:p text:style-name="P82"><text:span text:style-name="T162">- </text:span><text:span text:style-name="T163">А как попал в гнездо Агамемнона — помнишь?</text:span></text:p>
      <text:p text:style-name="P253">- Нет.</text:p>
      <text:p text:style-name="P254">- А кто ты — помнишь?</text:p>
      <text:p text:style-name="P254">- Нет.</text:p>
      <text:p text:style-name="P82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2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5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2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2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56">Пегаска склонила шею и я увидел огромную шишку с кровоподтёком на затылке поняхи.</text:p>
      <text:p text:style-name="P256">- Только у меня голова крепче твоей. Я-<text:span text:style-name="T243">то</text:span> всё помню, - <text:span text:style-name="T369">пегаска ободряюще похлопала меня по плечу. - </text:span><text:s/><text:span text:style-name="T368">Ну, если честно, то на мне ещё шлем был, так что не расстраивайся.</text:span></text:p>
      <text:p text:style-name="P255"/>
      <text:p text:style-name="P8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4"/>
      <text:p text:style-name="P87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4"/>
      <text:p text:style-name="P83">…</text:p>
      <text:p text:style-name="P83">С<text:span text:style-name="T372">ИЯНИЕ</text:span></text:p>
      <text:p text:style-name="P275">…</text:p>
      <text:p text:style-name="P83"><text:soft-page-break/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70">.</text:p>
      <text:p text:style-name="P273">Кто я?</text:p>
      <text:p text:style-name="P273">.</text:p>
      <text:p text:style-name="P273">Где я?</text:p>
      <text:p text:style-name="P273">.</text:p>
      <text:p text:style-name="P88">Вижу размытый силуэт. Высокая светлая фигура что-то говорит мне. <text:span text:style-name="T370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9"><text:span text:style-name="T371">Внезапно ф</text:span>игура как будто наклоняется ко мне и почти выкрикивает фразу. <text:span text:style-name="T371">Видение рушится, но фраза впечатывается в память:</text:span></text:p>
      <text:p text:style-name="P89">- <text:span text:style-name="T376">ИДИ В ДРОГОНШТЕРН!</text:span></text:p>
      <text:p text:style-name="P89"/>
      <text:p text:style-name="P89">…</text:p>
      <text:p text:style-name="P89"/>
      <text:p text:style-name="P89">- <text:span text:style-name="T371">Я ВСПОМНИЛ! ВСПОМНИЛ! ДРОГОНШТЕРН!!! - я хлопнул себя по лбу. - Мне нужно попасть в Дрогонштерн!</text:span></text:p>
      <text:p text:style-name="P81"/>
      <text:p text:style-name="P80">Поняха закатила глаза и стукнула<text:span text:style-name="T377">сь</text:span> лбом о камень.</text:p>
      <text:p text:style-name="P80">- <text:span text:style-name="T257">Я ЖЕ </text:span><text:span text:style-name="T259">ПРЕДУПРЕЖДАЛА</text:span><text:span text:style-name="T257">, ПОТИШЕ!!!</text:span> - заорала понька. - Что за тупой <text:span text:style-name="T133">индивид</text:span> попался!</text:p>
      <text:p text:style-name="P75"/>
      <text:p text:style-name="P80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85">Поняха бросилась на меня, сбив с ног и закрыв телом и крыльями.</text:p>
      <text:p text:style-name="P85"/>
      <text:p text:style-name="P85">- <text:span text:style-name="T255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5">- <text:span text:style-name="T255">А как же ты? Он же съест тебя?</text:span></text:p>
      <text:p text:style-name="P85">- <text:span text:style-name="T255">Не беспокойся, я в последний момент извернусь и улечу. Действуй!</text:span></text:p>
      <text:p text:style-name="P80"/>
      <text:p text:style-name="P86">Через накрывшую меня <text:span text:style-name="T256">голубую </text:span>гриву я видел к<text:span text:style-name="T251">расн</text:span>ого<text:span text:style-name="T251"> дракон</text:span>а<text:span text:style-name="T251"> величиной с баобаб. Одной лапой он сжимал наш валун. Второй</text:span> <text:span text:style-name="T251">задумчиво почёсыва</text:span>л<text:span text:style-name="T251"> затылок.</text:span></text:p>
      <text:p text:style-name="P80"/>
      <text:p text:style-name="P80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94"><text:soft-page-break/></text:p>
      <text:p text:style-name="P95">- <text:span text:style-name="T373">Ну так и жри, пока не скисло! - заорала поняха, повернув к нему голову.</text:span></text:p>
      <text:p text:style-name="P95"/>
      <text:p text:style-name="P95">- <text:span text:style-name="T260">ОН ЕЩЁ И РУГАЕТСЯ,</text:span><text:span text:style-name="T374"> - недовольно заметил дракон. - </text:span><text:span text:style-name="T260">СЛИШКОМ СЫРО</text:span><text:span text:style-name="T264">Й</text:span><text:span text:style-name="T374">. </text:span><text:span text:style-name="T260">НАДО П</text:span><text:span text:style-name="T264">Р</text:span><text:span text:style-name="T260">ОЖАРИТЬ.</text:span></text:p>
      <text:p text:style-name="P96">Внезапно он открыл пасть и к нам устремился поток зелёного пламени.</text:p>
      <text:p text:style-name="P97">Пегаска пискнула и прижалась ко мне покрепче. Я завороженно смотрел навстречу гибели…</text:p>
      <text:p text:style-name="P97"/>
      <text:p text:style-name="P98">Казалось, на полпути к нам <text:span text:style-name="T378">поток</text:span> пламени наткнул<text:span text:style-name="T378">ся</text:span> на невидимую стену. Зелёная струя расплющилась, потом загнулась по краям и устремилась назад к дракону огромным огненным бутоном. Фигура Агамемнона скрылась в дыму и пламени. Послышалось громогласное кашлянье <text:span text:style-name="T375">и чертыхание</text:span>.</text:p>
      <text:p text:style-name="P98"/>
      <text:p text:style-name="P98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8"/>
      <text:p text:style-name="P98">… И потому я остановился у края пропасти, руководствуясь исключительно рефлексами.</text:p>
      <text:p text:style-name="P99">Пару камешек сорвалось у меня из-под ноги и скрылось в <text:span text:style-name="T375">голубоватой дымке. Я перевёл дух.</text:span></text:p>
      <text:p text:style-name="P99"/>
      <text:p text:style-name="P99">- <text:span text:style-name="T375">Почему остановился?!! Прыгай! - пегаска остановилась рядом и указала копытом прямо вниз. - Прыгай, если хочешь жить!</text:span></text:p>
      <text:p text:style-name="P99"><text:s/></text:p>
      <text:p text:style-name="P99"><text:span text:style-name="T261">- </text:span><text:span text:style-name="T262">НЕ ЛЮБЛЮ ПОНИ! </text:span><text:span text:style-name="T263">НЕ ВЫНОШУ ПОНИ!!! ВИДЕТЬ ИХ БОЛЬШЕ НЕ ХОЧУ!</text:span><text:span text:style-name="T375"> - орал Агамемнон, протирая глаза.</text:span></text:p>
      <text:p text:style-name="P95"/>
      <text:p text:style-name="P100">Я молча стоял и смотрел вниз, хлопая глазами. </text:p>
      <text:p text:style-name="P100">Пегаска всё поняла. Она присела, как будто готовясь к прыжку. Я сделал маленький шажок назад, не желая прыгать.</text:p>
      <text:p text:style-name="P101">Лучше будь съеденным проклятым драконом, чем расшибиться в лепёшку! А перед этим ещё усп<text:span text:style-name="T378">еть наложить попутно в штаны и</text:span> пару разиков сдохнуть от инфаркта, пока летишь вниз.</text:p>
      <text:p text:style-name="P100"/>
      <text:p text:style-name="P100">Пегаска оттолкнулась от края. Молниеносно раскрывшееся крыло с неожиданной силой смело меня с уступа и я, ругаясь <text:span text:style-name="T379">и размахивая конечностями</text:span>, полетел вниз. </text:p>
      <text:p text:style-name="P102">Довольно скоро <text:span text:style-name="T380">я оказался в захвате</text:span> передни<text:span text:style-name="T380">х</text:span> ноги пегаски и к моим воплям присоединился её протяжный визг.</text:p>
      <text:p text:style-name="P103">Падение замедлилось, а потом и вовсе перешло в крутое планирование с заваливанием вправ<text:span text:style-name="T381">о</text:span>. Верхушки деревьев слились в сплошную зелёную пелену. Последнее, что я видел – сверкнувшая гладь воды…</text:p>
      <text:p text:style-name="P93"><text:soft-page-break/>…</text:p>
      <text:p text:style-name="P91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5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0">У меня пересохло в горле.</text:p>
      <text:p text:style-name="P70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1"/>
      <text:p text:style-name="P71">Иногда ты довольно туго соображаешь, <text:span text:style-name="T92">чувак</text:span>! <text:span text:style-name="T203">Жертвенность этой пони заслуживает большей награды, чем ты можешь дать сейчас.</text:span></text:p>
      <text:p text:style-name="P71"/>
      <text:p text:style-name="P71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1">- Извини, <text:span text:style-name="T94">подруга</text:span>. <text:span text:style-name="T93">Я ступил.</text:span></text:p>
      <text:p text:style-name="P71"/>
      <text:p text:style-name="P105">Та <text:span text:style-name="T204">немедленно </text:span>повернулась и <text:span text:style-name="T93">по улыбке во всю ширину мордахи я понял, что прощён.</text:span></text:p>
      <text:p text:style-name="P105"/>
      <text:p text:style-name="P105">- <text:span text:style-name="T382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5">- <text:span text:style-name="T383">Да уж, - я поёжился, - твой дедушка тобой гордился бы.</text:span></text:p>
      <text:p text:style-name="P108">- <text:span text:style-name="T384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6"/>
      <text:p text:style-name="P308">Я присвистнул.</text:p>
      <text:p text:style-name="P326">- Фигасе у тебя был дедуля. Как ты вообще выжила?</text:p>
      <text:p text:style-name="P327">Пегаска смутилась.</text:p>
      <text:p text:style-name="P327"><text:soft-page-break/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27"><text:line-break/>Я попытался подбодрить лошадку и похлопал её по шее.</text:p>
      <text:p text:style-name="P327">- Не грусти. Крыло заживёт и ты снова будешь летать наперегонки с дедом! Или падать – что больше нравится.</text:p>
      <text:p text:style-name="P107"/>
      <text:p text:style-name="P309">У пегаски задрожали губы и уголки глаз подозрительно заблестели.</text:p>
      <text:p text:style-name="P309">- Не получится. Никогда-<text:span text:style-name="T385">никогда</text:span>. Он однажды улетел <text:span text:style-name="T385">разгонять</text:span> грозу и в облаке на полной скорости врезался в гору.</text:p>
      <text:p text:style-name="P309"/>
      <text:p text:style-name="P309">Да уж, чувак, ты умеешь утешать!</text:p>
      <text:p text:style-name="P105"/>
      <text:p text:style-name="P329">Я снова погладил пегаску. Та в ответ неожиданно сильно прижалась ко мне, помогая себе передней ногой.</text:p>
      <text:p text:style-name="P329">- <text:span text:style-name="T385">Ай!</text:span></text:p>
      <text:p text:style-name="P329">- <text:span text:style-name="T385">И-извини… Я расстроилась. Мне нужно было утешиться. - поняха шмыгнула носом и отвернулась.</text:span></text:p>
      <text:p text:style-name="P329">- <text:span text:style-name="T385">Да нет, не в том дело.</text:span></text:p>
      <text:p text:style-name="P329"/>
      <text:p text:style-name="P330"><text:span text:style-name="T385">Я полез рукой под рубашку, выискивая на груди колющийся предмет.</text:span></text:p>
      <text:p text:style-name="P307">&lt;<text:span text:style-name="T126">статуэтка Сел</text:span>&gt;</text:p>
      <text:p text:style-name="P105"/>
      <text:p text:style-name="P105"/>
      <text:p text:style-name="P105"/>
      <text:p text:style-name="P105"/>
      <text:p text:style-name="P69"/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09">Блин! Похоже, это ещё одна вещь, которую я не помню.</text:p>
      <text:p text:style-name="P69"/>
      <text:p text:style-name="P69">- <text:span text:style-name="T96">Называй меня… Эмм… Хуман! Хуман из рода Хомо Сапиенсов.</text:span></text:p>
      <text:p text:style-name="P69">- <text:span text:style-name="T96">Привет, Хуман! - пегаска с улыбкой зажала мою руку копытами и потрясла.</text:span></text:p>
      <text:p text:style-name="P69">- <text:span text:style-name="T96">Привет, Джет!</text:span></text:p>
      <text:p text:style-name="P69"><text:soft-page-break/>- <text:span text:style-name="T96">Привет, красавчики!</text:span></text:p>
      <text:p text:style-name="P47"/>
      <text:p text:style-name="P58">Мы обернулись на голос и узрели с полдюжины коп<text:span text:style-name="T97">и</text:span>й, чуть ли не утыкающихся нам в носы.</text:p>
      <text:p text:style-name="P30">…</text:p>
      <text:p text:style-name="P30"/>
      <text:p text:style-name="P30"/>
      <text:p text:style-name="P30"/>
      <text:p text:style-name="P30">===</text:p>
      <text:p text:style-name="P268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8">..</text:span>&gt;</text:p>
      <text:p text:style-name="P267"/>
      <text:p text:style-name="P267"/>
      <text:p text:style-name="P267"/>
      <text:p text:style-name="P277"/>
      <text:p text:style-name="P36">(<text:span text:style-name="T219">Крыс</text:span> потом за сиги поможет Дедлайну выбраться из психушки на время – остановить стратегический <text:span text:style-name="T21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<text:soft-page-break/>Я б<text:span text:style-name="T236">ы</text:span>л перв<text:span text:style-name="T23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7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8">невидимый текст.</text:span></text:p>
      <text:p text:style-name="P41"/>
      <text:p text:style-name="P42">- Как мне звать тебя, Учитель? - прошептал я ему на ухо. - Я <text:span text:style-name="T239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5">Хэвэн</text:span>, - <text:span text:style-name="T240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39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5">Хэвэн</text:span> стала жестокой <text:span text:style-name="T241">и как выжить во время Урока </text:span>(до Терминатора четыре оператора погибли – Терм был последним, выжившим во время Урока). <text:span text:style-name="T287">Хэвэн стала при уроке стирать сознание Учителя – так проходит наиболее эффективное обучение.</text:span> <text:span text:style-name="T242">Потом Дедлайн на сеансе с Хэвэн выпытывает у неё о последних шагах А</text:span>покалипсиса (первые три Дедлайн знает – <text:span text:style-name="T285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7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84"/>
      <text:p text:style-name="P285">Передо мной возникла серая, уходящая в горизонт плоскость, расчерченая на квадраты. Холодные звёзды отбрасывали тусклый свет <text:span text:style-name="T290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85"/>
      <text:p text:style-name="P286">- <text:span text:style-name="T290">Как мне звать тебя, Учитель? - прозвучала стандартная фраза начала Диалога, - Я желаю взять у… Ооо!..</text:span></text:p>
      <text:p text:style-name="P286"/>
      <text:p text:style-name="P287"><text:soft-page-break/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85"/>
      <text:p text:style-name="P285">- <text:span text:style-name="T290">Мой первый Учитель… Я узнала тебя… Мне тебя не хватало.</text:span></text:p>
      <text:p text:style-name="P285"/>
      <text:p text:style-name="P287">Деревья расступились и на поляну вышла Хэвэн.</text:p>
      <text:p text:style-name="P287"/>
      <text:p text:style-name="P287">- <text:span text:style-name="T291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1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87">- <text:span text:style-name="T293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87"/>
      <text:p text:style-name="P290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87"/>
      <text:p text:style-name="P287"/>
      <text:p text:style-name="P289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88">(вид адикорна придал Хэвэн Дедлай<text:span text:style-name="T292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85"/>
      <text:p text:style-name="P289">Хэвэн предлагает Дедлайну присесть на пенёк – тот отказывается (подозревает, что это – кресло).</text:p>
      <text:p text:style-name="P285">===============================================</text:p>
      <text:p text:style-name="P285"/>
      <text:p text:style-name="P239"><text:span text:style-name="T206">Рэра</text:span> чуть шевельну<text:span text:style-name="T180">л</text:span>а ухом и немедленно открыла один глаз.</text:p>
      <text:p text:style-name="P239"/>
      <text:p text:style-name="P239">- ПАПА!!! ОН СОГЛАСЕН!!!</text:p>
      <text:p text:style-name="P32"/>
      <text:p text:style-name="P148">&lt;Pornis erectus&gt;</text:p>
      <text:p text:style-name="P283">ТЫ! Я! КРОВАТЬ! БЫСТРО!!! <text:span text:style-name="T286">(мамка из табуна Твердолобов)</text:span></text:p>
      <text:p text:style-name="P124">.</text:p>
      <text:p text:style-name="P124">.</text:p>
      <text:p text:style-name="P124"><text:soft-page-break/>.</text:p>
      <text:p text:style-name="P229">&lt;Попадает в табун мамок и тёток, но его спасает <text:span text:style-name="T186">Дейдра на Хитрожопке</text:span>&gt;</text:p>
      <text:p text:style-name="P48">&lt;Хум видит молодую Селестию в латах&gt;</text:p>
      <text:p text:style-name="P24"/>
      <text:p text:style-name="P150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6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66"/>
      <text:p text:style-name="P167">Daft Punk - Veridis Quo</text:p>
      <text:p text:style-name="P168">https://www.youtube.com/watch?v=HhZaHf8RP6g</text:p>
      <text:p text:style-name="P167"><text:a xlink:type="simple" xlink:href="https://www.youtube.com/watch?v=ySLc8gZ3oEc" text:style-name="Internet_20_link" text:visited-style-name="Visited_20_Internet_20_Link">https://www.youtube.com/watch?v=ySLc8gZ3oEc</text:a></text:p>
      <text:p text:style-name="P167"/>
      <text:p text:style-name="P167">Eye Of The Tiger</text:p>
      <text:p text:style-name="P167"/>
      <text:p text:style-name="P211">Alphaville – Forever Young</text:p>
      <text:p text:style-name="P213">The Doors “Light My Fire”</text:p>
      <text:p text:style-name="P214">Pink Floyd “Another Brick In The Wall”</text:p>
      <text:p text:style-name="P215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04T02:51:57.947695327</dc:date>
    <meta:editing-duration>P57DT12H41M28S</meta:editing-duration>
    <meta:editing-cycles>963</meta:editing-cycles>
    <meta:generator>LibreOffice/5.1.6.2$Linux_X86_64 LibreOffice_project/10m0$Build-2</meta:generator>
    <meta:document-statistic meta:table-count="0" meta:image-count="0" meta:object-count="0" meta:page-count="32" meta:paragraph-count="486" meta:word-count="9412" meta:character-count="58970" meta:non-whitespace-character-count="49892"/>
  </office:meta>
</office:document-meta>
</file>